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02.75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COL-10" style:family="table-column">
      <style:table-column-properties style:column-width="314.25pt" style:use-optimal-column-width="true"/>
    </style:style>
    <style:style style:name="ACOL-11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3"/>
        <table:table-column table:default-cell-style-name="ACE-0" table:style-name="ACOL-7" table:number-columns-repeated="2"/>
        <table:table-column table:default-cell-style-name="ACE-0" table:style-name="ACOL-8"/>
        <table:table-column table:default-cell-style-name="ACE-0" table:style-name="ACOL-0" table:number-columns-repeated="2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632</text:p>
          </table:table-cell>
          <table:table-cell table:style-name="ACE-0" office:value-type="float" office:value="53.709699999999998">
            <text:p>53.7097</text:p>
          </table:table-cell>
          <table:table-cell table:style-name="ACE-0" office:value-type="float" office:value="7.6570999999999998">
            <text:p>7.6571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54">
            <text:p>−2.5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Barckhausen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633</text:p>
          </table:table-cell>
          <table:table-cell table:style-name="ACE-0" office:value-type="float" office:value="53.709699999999998">
            <text:p>53.7097</text:p>
          </table:table-cell>
          <table:table-cell table:style-name="ACE-0" office:value-type="float" office:value="7.6570999999999998">
            <text:p>7.6571</text:p>
          </table:table-cell>
          <table:table-cell table:style-name="ACE-0" office:value-type="float" office:value="3110">
            <text:p>31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Barckhausen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634</text:p>
          </table:table-cell>
          <table:table-cell table:style-name="ACE-0" office:value-type="float" office:value="53.709699999999998">
            <text:p>53.7097</text:p>
          </table:table-cell>
          <table:table-cell table:style-name="ACE-0" office:value-type="float" office:value="7.6570999999999998">
            <text:p>7.6571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Barckhausen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3389</text:p>
          </table:table-cell>
          <table:table-cell table:style-name="ACE-0" office:value-type="float" office:value="53.704900000000002">
            <text:p>53.7049</text:p>
          </table:table-cell>
          <table:table-cell table:style-name="ACE-0" office:value-type="float" office:value="7.6576000000000004">
            <text:p>7.6576</text:p>
          </table:table-cell>
          <table:table-cell table:style-name="ACE-0" office:value-type="float" office:value="3835">
            <text:p>383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899999999999999">
            <text:p>−4.5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3390</text:p>
          </table:table-cell>
          <table:table-cell table:style-name="ACE-0" office:value-type="float" office:value="53.704900000000002">
            <text:p>53.7049</text:p>
          </table:table-cell>
          <table:table-cell table:style-name="ACE-0" office:value-type="float" office:value="7.6576000000000004">
            <text:p>7.6576</text:p>
          </table:table-cell>
          <table:table-cell table:style-name="ACE-0" office:value-type="float" office:value="4125">
            <text:p>412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3391</text:p>
          </table:table-cell>
          <table:table-cell table:style-name="ACE-0" office:value-type="float" office:value="53.704900000000002">
            <text:p>53.7049</text:p>
          </table:table-cell>
          <table:table-cell table:style-name="ACE-0" office:value-type="float" office:value="7.6576000000000004">
            <text:p>7.6576</text:p>
          </table:table-cell>
          <table:table-cell table:style-name="ACE-0" office:value-type="float" office:value="5380">
            <text:p>53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9000000000000004">
            <text:p>−6.9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2652</text:p>
          </table:table-cell>
          <table:table-cell table:style-name="ACE-0" office:value-type="float" office:value="53.680399999999999">
            <text:p>53.6804</text:p>
          </table:table-cell>
          <table:table-cell table:style-name="ACE-0" office:value-type="float" office:value="7.5700000000000003">
            <text:p>7.57</text:p>
          </table:table-cell>
          <table:table-cell table:style-name="ACE-0" office:value-type="float" office:value="3115">
            <text:p>311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, not further spec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700000000000002">
            <text:p>−2.97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3">
            <text:p>0.13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4272</text:p>
          </table:table-cell>
          <table:table-cell table:style-name="ACE-0" office:value-type="float" office:value="53.680999999999997">
            <text:p>53.681</text:p>
          </table:table-cell>
          <table:table-cell table:style-name="ACE-0" office:value-type="float" office:value="7.548">
            <text:p>7.548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619999999999999">
            <text:p>−11.6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4269</text:p>
          </table:table-cell>
          <table:table-cell table:style-name="ACE-0" office:value-type="float" office:value="53.679900000000004">
            <text:p>53.6799</text:p>
          </table:table-cell>
          <table:table-cell table:style-name="ACE-0" office:value-type="float" office:value="7.5481999999999996">
            <text:p>7.5482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400000000000006">
            <text:p>−9.14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4182</text:p>
          </table:table-cell>
          <table:table-cell table:style-name="ACE-0" office:value-type="float" office:value="53.6751">
            <text:p>53.6751</text:p>
          </table:table-cell>
          <table:table-cell table:style-name="ACE-0" office:value-type="float" office:value="7.5644">
            <text:p>7.5644</text:p>
          </table:table-cell>
          <table:table-cell table:style-name="ACE-0" office:value-type="float" office:value="1865">
            <text:p>186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3900000000000001">
            <text:p>−2.39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4184</text:p>
          </table:table-cell>
          <table:table-cell table:style-name="ACE-0" office:value-type="float" office:value="53.6751">
            <text:p>53.6751</text:p>
          </table:table-cell>
          <table:table-cell table:style-name="ACE-0" office:value-type="float" office:value="7.5644">
            <text:p>7.5644</text:p>
          </table:table-cell>
          <table:table-cell table:style-name="ACE-0" office:value-type="float" office:value="3835">
            <text:p>383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400000000000002">
            <text:p>−4.7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892</text:p>
          </table:table-cell>
          <table:table-cell table:style-name="ACE-0" office:value-type="float" office:value="53.686100000000003">
            <text:p>53.6861</text:p>
          </table:table-cell>
          <table:table-cell table:style-name="ACE-0" office:value-type="float" office:value="7.5777999999999999">
            <text:p>7.5778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399999999999999">
            <text:p>−2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893</text:p>
          </table:table-cell>
          <table:table-cell table:style-name="ACE-0" office:value-type="float" office:value="53.686599999999999">
            <text:p>53.6866</text:p>
          </table:table-cell>
          <table:table-cell table:style-name="ACE-0" office:value-type="float" office:value="7.5751999999999997">
            <text:p>7.5752</text:p>
          </table:table-cell>
          <table:table-cell table:style-name="ACE-0" office:value-type="float" office:value="3205">
            <text:p>320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700000000000001">
            <text:p>−2.37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894</text:p>
          </table:table-cell>
          <table:table-cell table:style-name="ACE-0" office:value-type="float" office:value="53.697000000000003">
            <text:p>53.697</text:p>
          </table:table-cell>
          <table:table-cell table:style-name="ACE-0" office:value-type="float" office:value="7.6055000000000001">
            <text:p>7.6055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199999999999999">
            <text:p>−2.42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1635</text:p>
          </table:table-cell>
          <table:table-cell table:style-name="ACE-0" office:value-type="float" office:value="53.700699999999998">
            <text:p>53.7007</text:p>
          </table:table-cell>
          <table:table-cell table:style-name="ACE-0" office:value-type="float" office:value="7.6021000000000001">
            <text:p>7.6021</text:p>
          </table:table-cell>
          <table:table-cell table:style-name="ACE-0" office:value-type="float" office:value="2605">
            <text:p>260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1800000000000002">
            <text:p>−3.1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string">
            <text:p>BungenstockEtal2021,NIBIS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2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5">
            <text:p>50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3000000000000002">
            <text:p>−0.33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string">
            <text:p>BungenstockEtal2021,MauzBungenstock2007,Bungenstock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3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545">
            <text:p>54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3">
            <text:p>−0.63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,Bungenstock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4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830">
            <text:p>830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5">
            <text:p>−0.7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,Bungenstock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21893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3025">
            <text:p>302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21894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3053">
            <text:p>3053</text:p>
          </table:table-cell>
          <table:table-cell table:style-name="ACE-0" office:value-type="float" office:value="26">
            <text:p>26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100000000000001">
            <text:p>−2.3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21895</text:p>
          </table:table-cell>
          <table:table-cell table:style-name="ACE-0" office:value-type="float" office:value="53.6858">
            <text:p>53.6858</text:p>
          </table:table-cell>
          <table:table-cell table:style-name="ACE-0" office:value-type="float" office:value="7.6318999999999999">
            <text:p>7.6319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24">
            <text:p>24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2">
            <text:p>−2.5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6</text:p>
          </table:table-cell>
          <table:table-cell table:style-name="ACE-0" office:value-type="float" office:value="53.676299999999998">
            <text:p>53.6763</text:p>
          </table:table-cell>
          <table:table-cell table:style-name="ACE-0" office:value-type="float" office:value="7.6226000000000003">
            <text:p>7.6226</text:p>
          </table:table-cell>
          <table:table-cell table:style-name="ACE-0" office:value-type="float" office:value="850">
            <text:p>850</text:p>
          </table:table-cell>
          <table:table-cell table:style-name="ACE-0" office:value-type="float" office:value="385">
            <text:p>38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7000000000000004">
            <text:p>−0.67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8</text:p>
          </table:table-cell>
          <table:table-cell table:style-name="ACE-0" office:value-type="float" office:value="53.682200000000002">
            <text:p>53.6822</text:p>
          </table:table-cell>
          <table:table-cell table:style-name="ACE-0" office:value-type="float" office:value="7.6314000000000002">
            <text:p>7.6314</text:p>
          </table:table-cell>
          <table:table-cell table:style-name="ACE-0" office:value-type="float" office:value="630">
            <text:p>63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4000000000000002">
            <text:p>0.34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09</text:p>
          </table:table-cell>
          <table:table-cell table:style-name="ACE-0" office:value-type="float" office:value="53.682200000000002">
            <text:p>53.6822</text:p>
          </table:table-cell>
          <table:table-cell table:style-name="ACE-0" office:value-type="float" office:value="7.6314000000000002">
            <text:p>7.6314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305">
            <text:p>30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6000000000000003">
            <text:p>−0.66</text:p>
          </table:table-cell>
          <table:table-cell table:style-name="ACE-0" office:value-type="float" office:value="1.3700000000000001">
            <text:p>1.37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V10</text:p>
          </table:table-cell>
          <table:table-cell table:style-name="ACE-0" office:value-type="float" office:value="53.682200000000002">
            <text:p>53.6822</text:p>
          </table:table-cell>
          <table:table-cell table:style-name="ACE-0" office:value-type="float" office:value="7.6314000000000002">
            <text:p>7.6314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415">
            <text:p>415</text:p>
          </table:table-cell>
          <table:table-cell table:style-name="ACE-0" office:value-type="string">
            <text:p>quartz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">
            <text:p>−1.5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,MauzBungenstock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5927</text:p>
          </table:table-cell>
          <table:table-cell table:style-name="ACE-0" office:value-type="float" office:value="53.7453">
            <text:p>53.7453</text:p>
          </table:table-cell>
          <table:table-cell table:style-name="ACE-0" office:value-type="float" office:value="7.5250000000000004">
            <text:p>7.525</text:p>
          </table:table-cell>
          <table:table-cell table:style-name="ACE-0" office:value-type="float" office:value="1845">
            <text:p>18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ringia ulv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3">
            <text:p>−1.53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5926</text:p>
          </table:table-cell>
          <table:table-cell table:style-name="ACE-0" office:value-type="float" office:value="53.7453">
            <text:p>53.7453</text:p>
          </table:table-cell>
          <table:table-cell table:style-name="ACE-0" office:value-type="float" office:value="7.5250000000000004">
            <text:p>7.525</text:p>
          </table:table-cell>
          <table:table-cell table:style-name="ACE-0" office:value-type="float" office:value="1315">
            <text:p>13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ringia ulv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5924</text:p>
          </table:table-cell>
          <table:table-cell table:style-name="ACE-0" office:value-type="float" office:value="53.753599999999999">
            <text:p>53.7536</text:p>
          </table:table-cell>
          <table:table-cell table:style-name="ACE-0" office:value-type="float" office:value="7.5894000000000004">
            <text:p>7.5894</text:p>
          </table:table-cell>
          <table:table-cell table:style-name="ACE-0" office:value-type="float" office:value="1460">
            <text:p>14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ringia ulv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6">
            <text:p>−1.26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5925</text:p>
          </table:table-cell>
          <table:table-cell table:style-name="ACE-0" office:value-type="float" office:value="53.753599999999999">
            <text:p>53.7536</text:p>
          </table:table-cell>
          <table:table-cell table:style-name="ACE-0" office:value-type="float" office:value="7.5894000000000004">
            <text:p>7.5894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ringia ulv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400000000000001">
            <text:p>−1.34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944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715">
            <text:p>7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2947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crobicularia pla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_22948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_22945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_24577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1030">
            <text:p>10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edul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7000000000000002">
            <text:p>−0.27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_24576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edul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7000000000000002">
            <text:p>−0.27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eoo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_22946</text:p>
          </table:table-cell>
          <table:table-cell table:style-name="ACE-0" office:value-type="float" office:value="53.7361">
            <text:p>53.7361</text:p>
          </table:table-cell>
          <table:table-cell table:style-name="ACE-0" office:value-type="float" office:value="7.4983000000000004">
            <text:p>7.4983</text:p>
          </table:table-cell>
          <table:table-cell table:style-name="ACE-0" office:value-type="float" office:value="1435">
            <text:p>143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spec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87">
            <text:p>−87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float" office:value="1.3200000000000001">
            <text:p>1.32</text:p>
          </table:table-cell>
          <table:table-cell table:style-name="ACE-0" office:value-type="string">
            <text:p>BungenstockEtal2021</text:p>
          </table:table-cell>
          <table:table-cell table:number-columns-repeated="240" table:style-name="ACE-0"/>
        </table:table-row>
        <table:table-row table:style-name="AROW-1">
          <table:table-cell table:number-columns-repeated="256"/>
        </table:table-row>
        <table:table-row table:style-name="AROW-0" table:number-rows-repeated="6549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6">
          <gnm:selection gnm:start-col="1" gnm:start-row="26" gnm:end-col="1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1T07:55:2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